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171cm" fo:min-width="9.93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8.208cm" fo:min-width="9.97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26cm" fo:min-width="10.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616cm" fo:min-width="10.52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9cm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5.805cm" fo:min-width="4.673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62cm" fo:min-width="1.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2cm" fo:min-width="1.468cm"/>
    </style:style>
    <style:style style:name="gr9" style:family="graphic" style:parent-style-name="standard">
      <style:graphic-properties svg:stroke-color="#000000" draw:fill-color="#ff6d6d" draw:textarea-horizontal-align="justify" draw:textarea-vertical-align="middle" draw:auto-grow-height="false" fo:min-height="5.805cm" fo:min-width="4.673cm"/>
      <style:paragraph-properties style:writing-mode="lr-tb"/>
    </style:style>
    <style:style style:name="gr1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44cm" fo:min-width="1.781cm"/>
      <style:paragraph-properties style:writing-mode="lr-tb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32cm" fo:min-width="4.32cm"/>
      <style:paragraph-properties style:writing-mode="lr-tb"/>
    </style:style>
    <style:style style:name="gr12" style:family="graphic" style:parent-style-name="standard">
      <style:graphic-properties svg:stroke-color="#000000" draw:fill="gradient" draw:fill-color="#ffffff" draw:fill-gradient-name="Gradient_20_18" draw:textarea-horizontal-align="justify" draw:textarea-vertical-align="middle" draw:auto-grow-height="false" fo:min-height="0.331cm" fo:min-width="4.659cm"/>
      <style:paragraph-properties style:writing-mode="lr-tb"/>
    </style:style>
    <style:style style:name="gr13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414cm" fo:min-width="1.761cm"/>
      <style:paragraph-properties style:writing-mode="lr-tb"/>
    </style:style>
    <style:style style:name="gr14" style:family="graphic" style:parent-style-name="standard">
      <style:graphic-properties svg:stroke-color="#000000" draw:fill="gradient" draw:fill-color="#ffffff" draw:fill-gradient-name="Gradient_20_23" draw:textarea-horizontal-align="justify" draw:textarea-vertical-align="middle" draw:auto-grow-height="false" fo:min-height="0.331cm" fo:min-width="4.659cm"/>
      <style:paragraph-properties style:writing-mode="lr-tb"/>
    </style:style>
    <style:style style:name="gr15" style:family="graphic" style:parent-style-name="standard">
      <style:graphic-properties svg:stroke-color="#000000" draw:fill="solid" draw:fill-color="#ff972f" draw:textarea-horizontal-align="justify" draw:textarea-vertical-align="middle" draw:auto-grow-height="false" fo:min-height="0.334cm" fo:min-width="4.3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455cm" fo:min-width="2.234cm"/>
      <style:paragraph-properties style:writing-mode="lr-tb"/>
    </style:style>
    <style:style style:name="gr17" style:family="graphic" style:parent-style-name="standard">
      <style:graphic-properties svg:stroke-color="#000000" draw:fill-color="#ff6d6d" draw:textarea-horizontal-align="justify" draw:textarea-vertical-align="middle" draw:auto-grow-height="false" fo:min-height="2.455cm" fo:min-width="2.234cm"/>
      <style:paragraph-properties style:writing-mode="lr-tb"/>
    </style:style>
    <style:style style:name="gr18" style:family="graphic" style:parent-style-name="standard">
      <style:graphic-properties svg:stroke-color="#000000" draw:fill-color="#ffff6d" draw:textarea-horizontal-align="justify" draw:textarea-vertical-align="middle" draw:auto-grow-height="false" fo:min-height="2.455cm" fo:min-width="2.234cm"/>
      <style:paragraph-properties style:writing-mode="lr-tb"/>
    </style:style>
    <style:style style:name="gr19" style:family="graphic" style:parent-style-name="standard">
      <style:graphic-properties svg:stroke-color="#000000" draw:fill-color="#bf819e" draw:textarea-horizontal-align="justify" draw:textarea-vertical-align="middle" draw:auto-grow-height="false" fo:min-height="2.455cm" fo:min-width="2.234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03cm" fo:min-width="6.485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972f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1.281cm" fo:min-width="1.724cm"/>
      <style:paragraph-properties style:writing-mode="lr-tb"/>
    </style:style>
    <style:style style:name="gr25" style:family="graphic" style:parent-style-name="standard">
      <style:graphic-properties draw:fill-color="#ff972f" draw:textarea-horizontal-align="justify" draw:textarea-vertical-align="middle" draw:auto-grow-height="false" fo:min-height="1.281cm" fo:min-width="1.7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/>
      <style:text-properties fo:font-size="12pt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-color="#ffff6d"/>
      <style:paragraph-properties fo:text-align="center" style:writing-mode="lr-tb"/>
      <style:text-properties fo:font-size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-color="#ff6d6d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gradient" draw:fill-color="#ffffff" draw:fill-gradient-name="Gradient_20_18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gradient" draw:fill-color="#ffffff" draw:fill-gradient-name="Pastel_20_Bouquet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gradient" draw:fill-color="#ffffff" draw:fill-gradient-name="Gradient_20_23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6d6d"/>
      <style:paragraph-properties fo:text-align="center" style:writing-mode="lr-tb"/>
    </style:style>
    <style:style style:name="P18" style:family="paragraph">
      <loext:graphic-properties draw:fill-color="#ffff6d"/>
      <style:paragraph-properties fo:text-align="center" style:writing-mode="lr-tb"/>
    </style:style>
    <style:style style:name="P19" style:family="paragraph">
      <loext:graphic-properties draw:fill-color="#bf819e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-color="#ff972f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63cm" svg:height="19.549cm" svg:x="1.04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605cm" svg:height="19.59cm" svg:x="15.287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33cm" svg:height="16.51cm" svg:x="1.148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cm" svg:height="16.51cm" svg:x="15.409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019cm" svg:height="11.113cm" svg:x="1.291cm" svg:y="7.86cm">
          <text:p text:style-name="P4"><text:line-break/><text:line-break/>AIRport 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2.447cm" svg:height="3.443cm" svg:x="1.5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4.08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8" draw:layer="layout" svg:width="5.173cm" svg:height="6.055cm" svg:x="1.509cm" svg:y="11.482cm">
          <text:p text:style-name="P7"><text:span text:style-name="T1"><text:line-break/></text:span><text:span text:style-name="T1">App A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1.581cm" svg:y="12.439cm">
          <text:p text:style-name="P7"><text:span text:style-name="T3"><text:line-break/></text:span><text:span text:style-name="T3">A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4.125cm" svg:y="12.439cm">
          <text:p text:style-name="P7"><text:span text:style-name="T3"><text:line-break/></text:span><text:span text:style-name="T3">A__TABLE_I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6.994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6" draw:layer="layout" svg:width="2.446cm" svg:height="3.443cm" svg:x="9.498cm" svg:y="12.407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0" draw:layer="layout" svg:width="5.173cm" svg:height="6.055cm" svg:x="6.923cm" svg:y="11.482cm">
          <text:p text:style-name="P7"><text:span text:style-name="T1"><text:line-break/></text:span><text:span text:style-name="T1">App B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6.995cm" svg:y="12.439cm">
          <text:p text:style-name="P7"><text:span text:style-name="T3"><text:line-break/></text:span><text:span text:style-name="T3">B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9.538cm" svg:y="12.439cm">
          <text:p text:style-name="P7"><text:span text:style-name="T3"><text:line-break/></text:span><text:span text:style-name="T3">B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2" draw:layer="layout" svg:width="2.478cm" svg:height="0.791cm" svg:x="1.58cm" svg:y="13.431cm">
          <text:p text:style-name="P11"><text:span text:style-name="T4">Repository A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2" draw:layer="layout" svg:width="5.013cm" svg:height="0.774cm" svg:x="1.598cm" svg:y="14.222cm">
          <text:p text:style-name="P11"><text:span text:style-name="T4">Repository A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3" draw:layer="layout" svg:width="5.352cm" svg:height="0.773cm" svg:x="4.119cm" svg:y="14.996cm">
          <text:p text:style-name="P11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4" draw:layer="layout" svg:width="2.482cm" svg:height="0.884cm" svg:x="7cm" svg:y="15.769cm">
          <text:p text:style-name="P11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11.019cm" svg:height="11.113cm" svg:x="15.552cm" svg:y="7.834cm">
          <text:p text:style-name="P4"><text:line-break/><text:line-break/>AIRport Database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2.447cm" svg:height="3.443cm" svg:x="15.841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18.34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8" draw:layer="layout" svg:width="5.173cm" svg:height="6.055cm" svg:x="15.77cm" svg:y="11.456cm">
          <text:p text:style-name="P7"><text:span text:style-name="T1"><text:line-break/></text:span><text:span text:style-name="T1">App A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15.842cm" svg:y="12.413cm">
          <text:p text:style-name="P7"><text:span text:style-name="T3"><text:line-break/></text:span><text:span text:style-name="T3">A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18.386cm" svg:y="12.413cm">
          <text:p text:style-name="P7"><text:span text:style-name="T3"><text:line-break/></text:span><text:span text:style-name="T3">A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2.447cm" svg:height="3.443cm" svg:x="21.255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6" draw:layer="layout" svg:width="2.446cm" svg:height="3.443cm" svg:x="23.759cm" svg:y="12.38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0" draw:layer="layout" svg:width="5.173cm" svg:height="6.055cm" svg:x="21.184cm" svg:y="11.456cm">
          <text:p text:style-name="P7"><text:span text:style-name="T1"><text:line-break/></text:span><text:span text:style-name="T1">App B Schema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485cm" svg:height="4.988cm" svg:x="21.256cm" svg:y="12.413cm">
          <text:p text:style-name="P7"><text:span text:style-name="T3"><text:line-break/></text:span><text:span text:style-name="T3">B__TABLE_I <text:s text:c="3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9" draw:layer="layout" svg:width="2.485cm" svg:height="4.988cm" svg:x="23.799cm" svg:y="12.413cm">
          <text:p text:style-name="P7"><text:span text:style-name="T3"><text:line-break/></text:span><text:span text:style-name="T3">B__TABLE_II <text:s text:c="2"/>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5" draw:layer="layout" svg:width="5.352cm" svg:height="0.773cm" svg:x="18.378cm" svg:y="14.846cm">
          <text:p text:style-name="P11"><text:span text:style-name="T4">Repository B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4" draw:layer="layout" svg:width="2.482cm" svg:height="0.884cm" svg:x="21.261cm" svg:y="15.618cm">
          <text:p text:style-name="P11"><text:span text:style-name="T4">Repository B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6" draw:layer="layout" svg:width="5.012cm" svg:height="0.777cm" svg:x="21.264cm" svg:y="16.624cm">
          <text:p text:style-name="P11"><text:span text:style-name="T4">Repository C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5" draw:layer="layout" svg:width="2.952cm" svg:height="2.921cm" svg:x="2.368cm" svg:y="3.794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7" draw:layer="layout" svg:width="2.952cm" svg:height="2.921cm" svg:x="8.306cm" svg:y="3.794cm">
          <text:p text:style-name="P4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8" draw:layer="layout" svg:width="2.952cm" svg:height="2.921cm" svg:x="2.369cm" svg:y="3.794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5" draw:layer="layout" svg:width="2.952cm" svg:height="2.921cm" svg:x="16.654cm" svg:y="3.857cm">
          <text:p text:style-name="P4">App 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9" draw:layer="layout" svg:width="2.952cm" svg:height="2.921cm" svg:x="22.592cm" svg:y="3.857cm">
          <text:p text:style-name="P4">App 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7" draw:layer="layout" svg:width="2.952cm" svg:height="2.921cm" svg:x="16.655cm" svg:y="3.857cm">
          <text:p text:style-name="P4">App 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5" draw:layer="layout" svg:width="6.985cm" svg:height="0.953cm" svg:x="3.27cm" svg:y="1.317cm">
          <text:p text:style-name="P4">Alice’s Phon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985cm" svg:height="0.953cm" svg:x="17.574cm" svg:y="1.317cm">
          <text:p text:style-name="P4">Charlie’s Phone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3.955cm" svg:y1="6.715cm" svg:x2="3.955cm" svg:y2="11.477cm">
          <text:p/>
        </draw:line>
        <draw:line draw:style-name="gr21" draw:text-style-name="P20" draw:layer="layout" svg:x1="9.67cm" svg:y1="6.715cm" svg:x2="9.67cm" svg:y2="11.477cm">
          <text:p/>
        </draw:line>
        <draw:line draw:style-name="gr21" draw:text-style-name="P20" draw:layer="layout" svg:x1="9.67cm" svg:y1="6.715cm" svg:x2="4.273cm" svg:y2="11.477cm">
          <text:p/>
        </draw:line>
        <draw:line draw:style-name="gr21" draw:text-style-name="P20" draw:layer="layout" svg:x1="18.266cm" svg:y1="6.715cm" svg:x2="18.266cm" svg:y2="11.477cm">
          <text:p/>
        </draw:line>
        <draw:line draw:style-name="gr21" draw:text-style-name="P20" draw:layer="layout" svg:x1="18.266cm" svg:y1="6.715cm" svg:x2="23.664cm" svg:y2="11.477cm">
          <text:p/>
        </draw:line>
        <draw:line draw:style-name="gr21" draw:text-style-name="P20" draw:layer="layout" svg:x1="23.981cm" svg:y1="6.715cm" svg:x2="23.981cm" svg:y2="11.477cm">
          <text:p/>
        </draw:line>
        <draw:line draw:style-name="gr22" draw:text-style-name="P20" draw:layer="layout" svg:x1="9.255cm" svg:y1="15.287cm" svg:x2="18.462cm" svg:y2="15.287cm">
          <text:p/>
        </draw:line>
        <draw:line draw:style-name="gr23" draw:text-style-name="P1" draw:layer="layout" svg:x1="9.255cm" svg:y1="16.24cm" svg:x2="21.32cm" svg:y2="16.24cm">
          <text:p/>
        </draw:line>
        <draw:custom-shape draw:style-name="gr24" draw:text-style-name="P21" draw:layer="layout" svg:width="2.223cm" svg:height="1.905cm" svg:x="12.847cm" svg:y="13.8cm">
          <text:p text:style-name="P21">Transaction<text:line-break/>B1.Ali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22" draw:layer="layout" svg:width="2.223cm" svg:height="1.905cm" svg:x="12.847cm" svg:y="15.922cm">
          <text:p text:style-name="P21">Transaction<text:line-break/>B2.Charli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5983b0" draw:end-color="#ff972f" draw:start-intensity="100%" draw:end-intensity="100%" draw:angle="30deg" draw:border="0%"/>
    <draw:gradient draw:name="Gradient_20_23" draw:display-name="Gradient 23" draw:style="linear" draw:start-color="#729fcf" draw:end-color="#ff972f" draw:start-intensity="100%" draw:end-intensity="100%" draw:angle="30deg" draw:border="0%"/>
    <draw:gradient draw:name="Gradient_20_28" draw:display-name="Gradient 28" draw:style="linear" draw:start-color="#8bb0d9" draw:end-color="#ffac59" draw:start-intensity="100%" draw:end-intensity="100%" draw:angle="30deg" draw:border="0%"/>
    <draw:gradient draw:name="Gradient_20_29" draw:display-name="Gradient 29" draw:style="linear" draw:start-color="#5b7fa6" draw:end-color="#cc7926" draw:start-intensity="100%" draw:end-intensity="100%" draw:angle="30deg" draw:border="0%"/>
    <draw:gradient draw:name="Gradient_20_30" draw:display-name="Gradient 30" draw:style="linear" draw:start-color="#7499c0" draw:end-color="#ffac59" draw:start-intensity="100%" draw:end-intensity="100%" draw:angle="30deg" draw:border="0%"/>
    <draw:gradient draw:name="Gradient_20_31" draw:display-name="Gradient 31" draw:style="linear" draw:start-color="#47698d" draw:end-color="#cc7926" draw:start-intensity="100%" draw:end-intensity="100%" draw:angle="30deg" draw:border="0%"/>
    <draw:gradient draw:name="Pastel_20_Bouquet" draw:display-name="Pastel Bouquet" draw:style="linear" draw:start-color="#729fcf" draw:end-color="#ff972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15:38.499000000</meta:creation-date>
    <dc:date>2021-06-15T15:37:25.510000000</dc:date>
    <meta:editing-duration>PT1H3M45S</meta:editing-duration>
    <meta:editing-cycles>5</meta:editing-cycles>
    <meta:generator>LibreOffice/7.1.3.2$Windows_X86_64 LibreOffice_project/47f78053abe362b9384784d31a6e56f8511eb1c1</meta:generator>
    <meta:document-statistic meta:object-count="51"/>
  </office:meta>
</office:document-meta>
</file>